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138A0000697B00004F1DB9014246.wmf"/>
  <manifest:file-entry manifest:media-type="" manifest:full-path="Pictures/200035B70000697B00004F1DA5AB30C3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87cm" svg:height="2.852cm" svg:x="6.766cm" svg:y="0.469cm">
          <draw:image xlink:href="Pictures/2000138A0000697B00004F1DB9014246.wmf" xlink:type="simple" xlink:show="embed" xlink:actuate="onLoad">
            <text:p/>
          </draw:image>
        </draw:frame>
        <draw:line draw:style-name="gr2" draw:text-style-name="P1" draw:layer="layout" svg:x1="6.665cm" svg:y1="1.867cm" svg:x2="8.902cm" svg:y2="1.867cm">
          <text:p/>
        </draw:line>
        <draw:line draw:style-name="gr2" draw:text-style-name="P1" draw:layer="layout" svg:x1="7.674cm" svg:y1="0.346cm" svg:x2="7.674cm" svg:y2="3.518cm">
          <text:p/>
        </draw:line>
        <draw:line draw:style-name="gr3" draw:text-style-name="P1" draw:layer="layout" svg:x1="7.923cm" svg:y1="1.224cm" svg:x2="8.011cm" svg:y2="1.049cm">
          <text:p/>
        </draw:line>
        <draw:line draw:style-name="gr3" draw:text-style-name="P1" draw:layer="layout" svg:x1="8.055cm" svg:y1="0.698cm" svg:x2="7.894cm" svg:y2="0.786cm">
          <text:p/>
        </draw:line>
        <draw:line draw:style-name="gr3" draw:text-style-name="P1" draw:layer="layout" svg:x1="7.295cm" svg:y1="3.066cm" svg:x2="7.368cm" svg:y2="3.037cm">
          <text:p/>
        </draw:line>
        <draw:frame draw:style-name="gr4" draw:text-style-name="P1" draw:layer="layout" svg:width="4.517cm" svg:height="3.301cm" svg:x="0.775cm" svg:y="0.22cm">
          <draw:image xlink:href="Pictures/200035B70000697B00004F1DA5AB30C3.wmf" xlink:type="simple" xlink:show="embed" xlink:actuate="onLoad">
            <text:p/>
          </draw:image>
        </draw:frame>
        <draw:line draw:style-name="gr2" draw:text-style-name="P1" draw:layer="layout" svg:x1="1.842cm" svg:y1="1.856cm" svg:x2="4.576cm" svg:y2="1.856cm">
          <text:p/>
        </draw:line>
        <draw:line draw:style-name="gr2" draw:text-style-name="P1" draw:layer="layout" svg:x1="3.041cm" svg:y1="0.233cm" svg:x2="3.041cm" svg:y2="3.508cm">
          <text:p/>
        </draw:line>
        <draw:frame draw:style-name="gr5" draw:text-style-name="P2" draw:layer="layout" svg:width="1.078cm" svg:height="0.911cm" svg:x="8.742cm" svg:y="2.47cm">
          <draw:text-box>
            <text:p><text:span text:style-name="T1">الف</text:span></text:p>
          </draw:text-box>
        </draw:frame>
        <draw:frame draw:style-name="gr5" draw:text-style-name="P2" draw:layer="layout" svg:width="0.714cm" svg:height="0.911cm" svg:x="3.845cm" svg:y="2.559cm">
          <draw:text-box>
            <text:p><text:span text:style-name="T1">با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1-08-18T16:49:06</dc:date>
    <dc:creator>khalid khan</dc:creator>
    <meta:generator>OpenOffice.org/3.1$Linux OpenOffice.org_project/310m19$Build-9420</meta:generator>
    <meta:editing-duration>PT00H06M30S</meta:editing-duration>
    <meta:editing-cycles>2</meta:editing-cycles>
    <meta:document-statistic meta:object-count="11"/>
  </office:meta>
</office:document-meta>
</file>